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0b465" officeooo:paragraph-rsid="0000b465"/>
    </style:style>
    <style:style style:name="P2" style:family="paragraph" style:parent-style-name="Standard">
      <style:text-properties style:text-underline-style="solid" style:text-underline-width="auto" style:text-underline-color="font-color" officeooo:rsid="0000b465" officeooo:paragraph-rsid="0000b46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0b465" officeooo:paragraph-rsid="0000b46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33ca7" officeooo:paragraph-rsid="00033ca7"/>
    </style:style>
    <style:style style:name="P5" style:family="paragraph" style:parent-style-name="Standard">
      <style:text-properties officeooo:rsid="0002d69a" officeooo:paragraph-rsid="0002d69a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00b465"/>
    </style:style>
    <style:style style:name="P7" style:family="paragraph" style:parent-style-name="Table_20_Contents">
      <style:paragraph-properties fo:text-align="start" style:justify-single-word="false"/>
      <style:text-properties officeooo:rsid="0000b465" officeooo:paragraph-rsid="0000b465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0b465" officeooo:paragraph-rsid="0000b465"/>
    </style:style>
    <style:style style:name="P9" style:family="paragraph" style:parent-style-name="Table_20_Contents" style:list-style-name="L2">
      <style:paragraph-properties fo:text-align="start" style:justify-single-word="false"/>
      <style:text-properties officeooo:rsid="0000b465" officeooo:paragraph-rsid="0000b465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rsid="0000b465" officeooo:paragraph-rsid="000246ce"/>
    </style:style>
    <style:style style:name="T1" style:family="text">
      <style:text-properties officeooo:rsid="0000b465"/>
    </style:style>
    <style:style style:name="T2" style:family="text">
      <style:text-properties officeooo:rsid="00019dda"/>
    </style:style>
    <style:style style:name="T3" style:family="text">
      <style:text-properties officeooo:rsid="000246ce"/>
    </style:style>
    <style:style style:name="T4" style:family="text">
      <style:text-properties officeooo:rsid="00027a29"/>
    </style:style>
    <style:style style:name="T5" style:family="text">
      <style:text-properties officeooo:rsid="00033c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Moi et Avraham on doit faire l’Agenda</text:p>
      <text:p text:style-name="P1"/>
      <text:p text:style-name="P2">Organisation</text:p>
      <text:p text:style-name="P2"/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7">Cote client</text:p>
          </table:table-cell>
          <table:table-cell table:style-name="Tableau1.A1" office:value-type="string">
            <text:p text:style-name="P7">Cote pro</text:p>
          </table:table-cell>
          <table:table-cell table:style-name="Tableau1.C1" office:value-type="string">
            <text:p text:style-name="P7">Agenda</text:p>
          </table:table-cell>
        </table:table-row>
        <table:table-row>
          <table:table-cell table:style-name="Tableau1.A2" office:value-type="string">
            <text:list text:style-name="L1">
              <text:list-item>
                <text:p text:style-name="P6"><text:span text:style-name="T1">Le client doit pouvoir rechercher un pro</text:span></text:p>
              </text:list-item>
              <text:list-item>
                <text:p text:style-name="P8">Réserver un rdv</text:p>
              </text:list-item>
            </text:list>
            <text:p text:style-name="P7"/>
          </table:table-cell>
          <table:table-cell table:style-name="Tableau1.A2" office:value-type="string">
            <text:list text:continue-numbering="true" text:style-name="L1">
              <text:list-item>
                <text:p text:style-name="P8">Le pro doit pouvoir définir ses disponibilités et ses compétences</text:p>
              </text:list-item>
            </text:list>
          </table:table-cell>
          <table:table-cell table:style-name="Tableau1.C2" office:value-type="string">
            <text:list text:continue-numbering="true" text:style-name="L1">
              <text:list-item>
                <text:p text:style-name="P8">Créer, modifier, supprimer un rdv</text:p>
              </text:list-item>
            </text:list>
          </table:table-cell>
        </table:table-row>
        <table:table-row>
          <table:table-cell table:style-name="Tableau1.A2" office:value-type="string">
            <text:p text:style-name="P7">Organisation </text:p>
          </table:table-cell>
          <table:table-cell table:style-name="Tableau1.A2" office:value-type="string">
            <text:p text:style-name="P7">Organisation </text:p>
          </table:table-cell>
          <table:table-cell table:style-name="Tableau1.C2" office:value-type="string">
            <text:p text:style-name="P7">Organisation </text:p>
          </table:table-cell>
        </table:table-row>
        <table:table-row>
          <table:table-cell table:style-name="Tableau1.A2" office:value-type="string">
            <text:list text:style-name="L2">
              <text:list-item>
                <text:p text:style-name="P9">1 NDRC 1ère année</text:p>
              </text:list-item>
              <text:list-item>
                <text:p text:style-name="P9">1 SIO 1ère année et <text:span text:style-name="T3">2</text:span> 2ème année</text:p>
              </text:list-item>
            </text:list>
          </table:table-cell>
          <table:table-cell table:style-name="Tableau1.A2" office:value-type="string">
            <text:list text:continue-numbering="true" text:style-name="L2">
              <text:list-item>
                <text:p text:style-name="P9">1 NDRC 1ère ann<text:span text:style-name="T5">é</text:span>e</text:p>
              </text:list-item>
              <text:list-item>
                <text:p text:style-name="P10">1 SIO 1ère ann<text:span text:style-name="T5">é</text:span>e <text:span text:style-name="T3">et 2</text:span> 2ème année</text:p>
              </text:list-item>
            </text:list>
          </table:table-cell>
          <table:table-cell table:style-name="Tableau1.C2" office:value-type="string">
            <text:list text:continue-numbering="true" text:style-name="L2">
              <text:list-item>
                <text:p text:style-name="P9">1 NDRC 1ere année</text:p>
              </text:list-item>
              <text:list-item>
                <text:p text:style-name="P9">1 SIO 1ere ann<text:span text:style-name="T5">é</text:span>e et <text:span text:style-name="T4">2 de </text:span><text:span text:style-name="T2"><text:s/>2ème année</text:span></text:p>
              </text:list-item>
            </text:list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5:10:51.151000000</meta:creation-date>
    <dc:date>2024-11-19T16:31:15.064000000</dc:date>
    <meta:editing-duration>PT1H20M22S</meta:editing-duration>
    <meta:editing-cycles>6</meta:editing-cycles>
    <meta:generator>LibreOffice/7.6.4.1$Windows_X86_64 LibreOffice_project/e19e193f88cd6c0525a17fb7a176ed8e6a3e2aa1</meta:generator>
    <meta:document-statistic meta:table-count="1" meta:image-count="0" meta:object-count="0" meta:page-count="1" meta:paragraph-count="18" meta:word-count="88" meta:character-count="427" meta:non-whitespace-character-count="363"/>
  </office:meta>
</office:document-meta>
</file>